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417cm" fo:min-width="0.75cm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803cm" svg:y1="1.657cm" svg:x2="3.097cm" svg:y2="1.657cm">
          <text:p/>
        </draw:line>
        <draw:g>
          <svg:title>TexMaths</svg:title>
          <svg:desc>10§latex§$U_{d}\approx0$§svg§600§TRUE§</svg:desc>
          <draw:g>
            <draw:path draw:style-name="gr2" draw:text-style-name="P2" draw:layer="layout" svg:width="0.242cm" svg:height="0.245cm" svg:x="1.839cm" svg:y="2.171cm" svg:viewBox="0 0 243 246" svg:d="M199 37c3-15 10-25 38-26 2 0 6 0 6-7-2-1 0-4-5-4-11 0-25 1-36 1-12 0-24-1-36-1-2 0-6 0-6 7 0 4 3 4 6 4 20 0 24 8 24 15 0 1-1 7-1 8-11 41-21 83-32 124-12 46-52 77-87 77-24 0-43-15-43-46 1-9 0-11 4-27 11-45 23-90 34-135 3-13 4-16 29-16 9 0 12 0 12-7 0-4-4-4-5-4-9 0-35 1-45 1s-35-1-45-1c-3 0-7 0-7 7 0 4 4 4 10 4 1 0 8 0 14 1 6 0 9 1 9 5 0 2-4 17-6 25-3 10-5 20-8 31-3 13-20 79-21 85-2 10-2 15-2 21 0 42 31 67 68 67 45 0 88-40 100-86 10-41 20-82 31-123z">
              <text:p/>
            </draw:path>
            <draw:path draw:style-name="gr2" draw:text-style-name="P2" draw:layer="layout" svg:width="0.125cm" svg:height="0.17cm" svg:x="2.07cm" svg:y="2.293cm" svg:viewBox="0 0 126 171" svg:d="M125 7c0-1 1-3 1-4s-1-3-4-3c-5 0-25 1-31 2-2 0-6 0-6 6 0 3 4 3 7 3 11 0 11 2 11 4 0 1 0 3-1 5-5 19-9 37-14 56-5-8-13-14-25-14-31 0-63 34-63 69 0 23 16 40 37 40 13 0 25-8 35-17 4 15 19 17 25 17 9 0 15-5 19-13 6-10 6-15 9-23 0-4-3-4-4-4-3 0-4 1-5 8-3 11-8 25-18 25-7 0-8-5-8-12 0-5 0-6 1-9 11-46 23-91 34-136zM73 139c-2 7-7 11-13 15-2 2-12 10-22 10s-18-6-18-23c0-13 7-40 12-49 12-20 24-24 31-24 17 0 22 19 22 22 0 1-1 2-1 3-4 15-7 30-11 46z">
              <text:p/>
            </draw:path>
            <draw:path draw:style-name="gr2" draw:text-style-name="P2" draw:layer="layout" svg:width="0.233cm" svg:height="0.147cm" svg:x="2.334cm" svg:y="2.241cm" svg:viewBox="0 0 234 148" svg:d="M234 11c0-7-2-11-5-11-1 0-4 2-4 10-2 24-26 38-49 38-21 0-38-11-56-23-19-12-38-25-61-25-33 0-59 25-59 57 0 8 3 11 5 11 4 0 5-7 5-8 2-30 31-40 49-40 20 0 38 10 56 23 19 12 38 25 61 25 32 0 58-25 58-57zM234 93c0-10-4-11-5-11s-4 2-4 9c-2 25-26 39-49 39-21 0-38-11-56-23-19-13-38-25-61-25-33 0-59 24-59 57 0 7 3 9 5 9 4 0 5-6 5-7 2-29 31-40 49-40 20 0 38 11 56 23 19 13 38 24 61 24 33 0 58-24 58-55z">
              <text:p/>
            </draw:path>
            <draw:path draw:style-name="gr2" draw:text-style-name="P2" draw:layer="layout" svg:width="0.147cm" svg:height="0.239cm" svg:x="2.699cm" svg:y="2.177cm" svg:viewBox="0 0 148 240" svg:d="M148 121c0-28-2-56-14-82-16-33-45-39-60-39-21 0-46 9-61 42-11 24-13 51-13 79 0 26 2 57 16 83 15 29 41 36 58 36 19 0 46-8 61-41 11-24 13-51 13-78zM74 232c-14 0-34-9-41-42-4-21-4-52-4-73 0-23 0-46 3-65 7-41 33-44 42-44 12 0 35 6 41 41 4 19 4 46 4 68 0 26 0 49-4 71-5 34-25 44-41 44z">
              <text:p/>
            </draw:path>
          </draw:g>
        </draw:g>
        <draw:custom-shape draw:style-name="gr3" draw:text-style-name="P3" draw:layer="layout" svg:width="2.5cm" svg:height="2cm" draw:transform="rotate (-1.5707963267949) translate (5.1cm 1.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.319cm" svg:y1="2.958cm" svg:x2="3.109cm" svg:y2="2.958cm">
          <text:p/>
        </draw:line>
        <draw:g>
          <svg:title>TexMaths</svg:title>
          <svg:desc>12§latex§$+$§svg§600§TRUE§</svg:desc>
          <draw:g>
            <draw:path draw:style-name="gr2" draw:text-style-name="P2" draw:layer="layout" svg:width="0.276cm" svg:height="0.277cm" svg:x="3.239cm" svg:y="1.52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-$§svg§600§TRUE§</svg:desc>
          <draw:g>
            <draw:path draw:style-name="gr2" draw:text-style-name="P2" draw:layer="layout" svg:width="0.255cm" svg:height="0.016cm" svg:x="3.239cm" svg:y="2.95cm" svg:viewBox="0 0 256 17" svg:d="M242 17c7 0 14 0 14-9 0-8-7-8-14-8-76 0-152 0-228 0-7 0-14 0-14 8 0 9 7 9 14 9 76 0 152 0 228 0z">
              <text:p/>
            </draw:path>
          </draw:g>
        </draw:g>
        <draw:line draw:style-name="gr4" draw:text-style-name="P1" draw:layer="layout" svg:x1="8.16cm" svg:y1="2.311cm" svg:x2="5.06cm" svg:y2="2.311cm">
          <text:p/>
        </draw:line>
        <draw:g>
          <svg:title>TexMaths</svg:title>
          <svg:desc>12§latex§$U_{a}$§svg§600§TRUE§</svg:desc>
          <draw:g>
            <draw:path draw:style-name="gr2" draw:text-style-name="P2" draw:layer="layout" svg:width="0.29cm" svg:height="0.295cm" svg:x="8.641cm" svg:y="2.171cm" svg:viewBox="0 0 291 296" svg:d="M238 44c5-18 12-30 46-31 2 0 7 0 7-8-2-2 0-5-5-5-14 0-29 1-43 1s-30-1-44-1c-3 0-8 0-8 8 0 5 5 5 8 5 24 0 28 10 28 18 0 1 0 9-1 10-12 50-25 99-37 149-14 55-63 93-105 93-28 0-50-18-50-56 1-10 0-13 4-32 14-54 27-108 41-163 4-15 4-19 35-19 10 0 14 0 14-8 0-5-5-5-6-5-12 0-42 1-54 1s-42-1-54-1c-3 0-8 0-8 8 0 5 5 5 12 5 1 0 10 0 16 1 8 0 11 2 11 6 0 3-4 21-7 30-3 13-6 25-9 37-4 16-24 96-25 103-4 12-4 18-4 26 0 50 38 80 83 80 52 0 105-48 118-103 12-50 25-99 37-149z">
              <text:p/>
            </draw:path>
            <draw:path draw:style-name="gr2" draw:text-style-name="P2" draw:layer="layout" svg:width="0.149cm" svg:height="0.131cm" svg:x="8.917cm" svg:y="2.391cm" svg:viewBox="0 0 150 132" svg:d="M105 17c-6-10-15-17-30-17-37 0-75 41-75 83 0 28 19 49 44 49 16 0 30-10 42-21 5 18 23 21 30 21 11 0 18-6 23-16 7-12 7-19 11-29 0-4-4-4-5-4-4 0-5 1-6 9-4 15-10 31-22 31-8 0-9-6-9-14 0-5 2-16 3-23 3-8 6-20 7-26 2-8 4-15 6-23 2-7 5-21 5-23 0-6-5-9-9-9-5 0-12 3-15 12zM87 92c-2 9-8 15-15 19-3 3-15 12-27 12-10 0-21-7-21-28 0-16 8-48 15-59 14-24 28-29 36-29 21 0 27 23 27 27 0 1 0 2-1 3-5 18-9 37-14 55z">
              <text:p/>
            </draw:path>
          </draw:g>
        </draw:g>
        <draw:line draw:style-name="gr4" draw:text-style-name="P1" draw:layer="layout" svg:x1="8.25cm" svg:y1="8.233cm" svg:x2="8.25cm" svg:y2="9.073cm">
          <text:p/>
        </draw:line>
        <draw:line draw:style-name="gr5" draw:text-style-name="P1" draw:layer="layout" svg:x1="8.54cm" svg:y1="9.073cm" svg:x2="7.94cm" svg:y2="9.073cm">
          <text:p/>
        </draw:line>
        <draw:line draw:style-name="gr5" draw:text-style-name="P1" draw:layer="layout" svg:x1="8.44cm" svg:y1="9.173cm" svg:x2="8.04cm" svg:y2="9.173cm">
          <text:p/>
        </draw:line>
        <draw:line draw:style-name="gr5" draw:text-style-name="P1" draw:layer="layout" svg:x1="8.34cm" svg:y1="9.273cm" svg:x2="8.14cm" svg:y2="9.273cm">
          <text:p/>
        </draw:line>
        <draw:custom-shape draw:style-name="gr6" draw:text-style-name="P3" draw:layer="layout" svg:width="0.2cm" svg:height="0.2cm" svg:x="1.651cm" svg:y="1.5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8.151cm" svg:y="2.2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8.151cm" svg:y="8.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e}$§svg§600§TRUE§</svg:desc>
          <draw:g>
            <draw:path draw:style-name="gr2" draw:text-style-name="P2" draw:layer="layout" svg:width="0.291cm" svg:height="0.295cm" svg:x="1.039cm" svg:y="1.573cm" svg:viewBox="0 0 292 296" svg:d="M239 44c4-18 12-30 46-31 1 0 7 0 7-8-2-2 0-5-6-5-15 0-29 1-43 1-15 0-30-1-43-1-3 0-9 0-9 8 0 5 5 5 9 5 24 0 28 10 28 18 0 1-1 9-1 10-13 50-25 99-38 149-14 55-62 93-104 93-29 0-52-18-52-56 2-10 0-13 5-32 14-54 27-108 41-163 3-15 5-19 35-19 10 0 14 0 14-8 0-5-5-5-6-5-12 0-42 1-54 1s-42-1-54-1c-3 0-8 0-8 8 0 5 5 5 12 5 1 0 9 0 17 1 7 0 10 2 10 6 0 3-4 21-7 30-3 13-6 25-9 37-4 16-24 96-25 103-4 12-4 18-4 26 0 50 38 80 82 80 53 0 106-48 119-103 13-50 25-99 38-149z">
              <text:p/>
            </draw:path>
            <draw:path draw:style-name="gr2" draw:text-style-name="P2" draw:layer="layout" svg:width="0.125cm" svg:height="0.131cm" svg:x="1.317cm" svg:y="1.793cm" svg:viewBox="0 0 126 132" svg:d="M45 62c9 0 33-1 48-6 22-8 27-22 27-31 0-15-17-25-38-25-34 0-82 26-82 77 0 30 18 55 53 55 50 0 73-29 73-34 0-1-3-5-5-5-3 0-3 2-5 4-23 26-57 26-62 26-18 0-30-12-30-36 0-3 0-9 3-25 6 0 12 0 18 0zM30 54c12-43 44-47 52-47 14 0 24 7 24 18 0 29-49 29-62 29-5 0-9 0-14 0z">
              <text:p/>
            </draw:path>
          </draw:g>
        </draw:g>
        <draw:line draw:style-name="gr4" draw:text-style-name="P1" draw:layer="layout" svg:x1="2.32cm" svg:y1="2.95cm" svg:x2="2.32cm" svg:y2="5.27cm">
          <text:p/>
        </draw:line>
        <draw:line draw:style-name="gr1" draw:text-style-name="P1" draw:layer="layout" svg:x1="2.319cm" svg:y1="5.258cm" svg:x2="6.309cm" svg:y2="5.258cm">
          <text:p/>
        </draw:line>
        <draw:line draw:style-name="gr4" draw:text-style-name="P1" draw:layer="layout" svg:x1="6.32cm" svg:y1="2.3cm" svg:x2="6.32cm" svg:y2="8.14cm">
          <text:p/>
        </draw:line>
        <draw:custom-shape draw:style-name="gr7" draw:text-style-name="P4" draw:layer="layout" svg:width="0.2cm" svg:height="0.2cm" svg:x="6.22cm" svg:y="2.2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1.2cm" svg:x="6.071cm" svg:y="3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$§svg§600§TRUE§</svg:desc>
          <draw:g>
            <draw:path draw:style-name="gr2" draw:text-style-name="P2" draw:layer="layout" svg:width="0.298cm" svg:height="0.294cm" svg:x="5.5cm" svg:y="3.547cm" svg:viewBox="0 0 299 295" svg:d="M140 29c2-10 4-15 12-16 4 0 17 0 25 0 30 0 77 0 77 42 0 14-7 43-23 59-11 12-33 25-72 25-15 0-31 0-46 0 9-37 18-74 27-110zM200 143c43-8 93-38 93-80 0-36-38-63-93-63-40 0-80 0-120 0-8 0-12 0-12 8 0 5 4 5 12 5 5 1 9 0 16 1 7 0 11 2 11 6 0 3 0 4-2 9-18 75-37 150-56 224-4 17-5 20-38 20-7 0-11 0-11 8 0 5 5 5 6 5 11 0 41-1 53-1s40 1 52 1c4 0 9 0 9-9 0-4-4-4-11-4-16 0-28 0-28-8 0-2 0-4 2-7 9-37 18-74 27-111 17 0 34 0 50 0 39 0 46 24 46 38 0 7-4 19-6 29-2 12-7 28-7 36 0 45 51 45 56 45 36 0 50-42 50-48 0-4-3-3-5-4-3 0-4 2-5 4-10 32-28 39-39 39-13 0-17-9-17-25 0-14 4-35 5-48 1-6 1-15 1-19 0-33-27-46-39-51z">
              <text:p/>
            </draw:path>
            <draw:path draw:style-name="gr2" draw:text-style-name="P2" draw:layer="layout" svg:width="0.129cm" svg:height="0.194cm" svg:x="5.82cm" svg:y="3.701cm" svg:viewBox="0 0 130 195" svg:d="M130 141c-3 0-7 0-10 0 0 7-4 24-7 28-3 1-26 1-29 1-18 0-36 0-54 0 30-28 41-36 59-49 21-18 41-36 41-64 0-35-31-57-69-57-36 0-61 25-61 53 0 14 13 16 16 16 7 0 15-4 15-15 0-6-1-16-17-16 9-21 29-27 43-27 29 0 45 22 45 46 0 25-18 46-28 57-23 23-47 46-70 69-4 2-4 4-4 12 40 0 81 0 121 0 3-18 6-36 9-54z">
              <text:p/>
            </draw:path>
          </draw:g>
        </draw:g>
        <draw:custom-shape draw:style-name="gr8" draw:text-style-name="P3" draw:layer="layout" svg:width="0.5cm" svg:height="1.2cm" svg:x="6.079cm" svg:y="6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1}$§svg§600§TRUE§</svg:desc>
          <draw:g>
            <draw:path draw:style-name="gr2" draw:text-style-name="P2" draw:layer="layout" svg:width="0.298cm" svg:height="0.294cm" svg:x="5.508cm" svg:y="6.548cm" svg:viewBox="0 0 299 295" svg:d="M140 29c2-10 4-15 12-16 3 0 17 0 25 0 30 0 77 0 77 42 0 14-8 43-23 59-12 12-34 25-72 25-15 0-31 0-47 0 10-37 19-74 28-110zM200 143c43-8 93-38 93-80 0-36-38-63-93-63-40 0-80 0-120 0-8 0-12 0-12 8 0 5 4 5 12 5 5 1 9 0 16 1 7 0 10 2 10 6 0 3 0 4-1 9-18 75-37 150-56 224-5 17-5 20-38 20-7 0-11 0-11 8 0 5 5 5 6 5 11 0 41-1 53-1s40 1 52 1c4 0 9 0 9-9 0-4-4-4-12-4-16 0-27 0-27-8 0-2 0-4 2-7 9-37 18-74 27-111 17 0 34 0 50 0 39 0 46 24 46 38 0 7-4 19-6 29-3 12-7 28-7 36 0 45 50 45 56 45 36 0 50-42 50-48 0-4-3-3-5-4-3 0-5 2-6 4-9 32-28 39-38 39-13 0-17-9-17-25 0-14 3-35 5-48 1-6 1-15 1-19 0-33-27-46-39-51z">
              <text:p/>
            </draw:path>
            <draw:path draw:style-name="gr2" draw:text-style-name="P2" draw:layer="layout" svg:width="0.107cm" svg:height="0.194cm" svg:x="5.84cm" svg:y="6.702cm" svg:viewBox="0 0 108 195" svg:d="M67 8c0-8-1-8-8-8-20 19-47 19-59 19 0 4 0 7 0 11 7 0 26 0 43-8 0 49 0 99 0 149 0 10 0 13-30 13-3 0-7 0-11 0 0 4 0 7 0 11 6 0 42-1 53-1 8 0 45 1 53 1 0-4 0-7 0-11-4 0-8 0-12 0-29 0-29-3-29-13 0-54 0-108 0-163z">
              <text:p/>
            </draw:path>
          </draw:g>
        </draw:g>
        <draw:custom-shape draw:style-name="gr7" draw:text-style-name="P4" draw:layer="layout" svg:width="0.2cm" svg:height="0.2cm" svg:x="6.22cm" svg:y="5.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16cm" svg:y1="8.23cm" svg:x2="1.86cm" svg:y2="8.23cm">
          <text:p/>
        </draw:line>
        <draw:custom-shape draw:style-name="gr7" draw:text-style-name="P4" draw:layer="layout" svg:width="0.2cm" svg:height="0.2cm" svg:x="6.22cm" svg:y="8.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1.651cm" svg:y="8.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7-12T17:03:47.426987417</dc:date>
    <meta:editing-duration>PT21H6M30S</meta:editing-duration>
    <meta:editing-cycles>53</meta:editing-cycles>
    <meta:generator>LibreOffice/7.3.7.2$Linux_X86_64 LibreOffice_project/30$Build-2</meta:generator>
    <meta:document-statistic meta:object-count="49"/>
  </office:meta>
</office:document-meta>
</file>